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ru" fo:country="RU" fo:font-weight="bold" style:font-weight-asian="bold" style:font-weight-complex="bold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font-variant="normal" fo:text-transform="none" fo:color="#333333" style:font-name="Times New Roman" fo:letter-spacing="normal" fo:language="en" fo:country="US" fo:font-style="normal"/>
    </style:style>
    <style:style style:name="P8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333333" style:font-name="Times New Roman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e_generator_captures_0x88</text:p>
      <text:p text:style-name="P1">move_generator_quiet_0x88</text:p>
      <text:p text:style-name="Standard"/>
      <text:p text:style-name="P4">Устройство генератора <text:s/>ходов.</text:p>
      <text:p text:style-name="Standard"/>
      <text:p text:style-name="P2">Шахматная программа написана на языке <text:span text:style-name="T1">java script</text:span></text:p>
      <text:p text:style-name="P2"/>
      <text:p text:style-name="P3">Генератор ходов.</text:p>
      <text:p text:style-name="P2">Почти из каждой позиции возможно множество ходов. Генератор ходов на входе получает шахматную позицию и на выходе отдает список всевозможных ходов. Этот список избыточен. Это значит, что в нем есть ходы под шах и оставляющие под шахом или открывающие шах. Также есть рокировки через битые поля. Проверка на шах дорогая поэтому мы проверяем после того как сделали ход.</text:p>
      <text:p text:style-name="P2"/>
      <text:p text:style-name="P2">Ходы представлены в виде </text:p>
      <text:p text:style-name="P2">0 <text:s text:c="3"/>1 <text:s text:c="3"/>2</text:p>
      <text:p text:style-name="P2">16 <text:s/>17 <text:s/>18</text:p>
      <text:p text:style-name="P2">32 <text:s/>33 <text:s/>34 <text:s text:c="3"/></text:p>
      <text:p text:style-name="P2">ходы короля. так же ходит ферзь</text:p>
      <text:p text:style-name="P2">const moves_king = <text:s/>new Int32Array([-16, -15, 1, 17, 16, 15, -1, -17]);</text:p>
      <text:p text:style-name="P2">const moves_queen = moves_king;</text:p>
      <text:p text:style-name="P2"/>
      <text:p text:style-name="P2"><text:s text:c="5"/>1 <text:s text:c="5"/></text:p>
      <text:p text:style-name="P2">16 17 18</text:p>
      <text:p text:style-name="P2"><text:s text:c="5"/>33</text:p>
      <text:p text:style-name="P2"/>
      <text:p text:style-name="P2"><text:s/>ходы ладьи</text:p>
      <text:p text:style-name="P2">const moves_rook = <text:s/>new Int32Array([-16, 1, 16, -1]);</text:p>
      <text:p text:style-name="P2"/>
      <text:p text:style-name="P2"><text:s/>0 <text:s text:c="6"/>2 <text:s text:c="4"/></text:p>
      <text:p text:style-name="P2"><text:s text:c="5"/>17</text:p>
      <text:p text:style-name="P2"><text:s/>32 <text:s text:c="3"/>34</text:p>
      <text:p text:style-name="P2"/>
      <text:p text:style-name="P2"><text:s/>ходы слона</text:p>
      <text:p text:style-name="P2">const moves_bishop = <text:s/>new Int32Array([-15, 17, 15, -17]);</text:p>
      <text:p text:style-name="P2"/>
      <text:p text:style-name="P2"><text:s text:c="5"/>1---3 <text:s text:c="3"/></text:p>
      <text:p text:style-name="P2"><text:s/>16 <text:s text:c="3"/>| <text:s text:c="2"/>20</text:p>
      <text:p text:style-name="P2"><text:s text:c="2"/>|---34---|</text:p>
      <text:p text:style-name="P2"><text:s/>48 <text:s text:c="3"/>| <text:s text:c="2"/>52 <text:s text:c="4"/></text:p>
      <text:p text:style-name="P2"><text:s text:c="4"/>65---67</text:p>
      <text:p text:style-name="P2"/>
      <text:p text:style-name="P2"><text:s/>ходы коня</text:p>
      <text:p text:style-name="P2">const moves_knight = <text:s/>new Int32Array([-33, -31, -14, 18, 33, 31, 14, -18]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Доска представлена в виде:</text:p>
      <text:p text:style-name="P2"/>
      <text:p text:style-name="P8">индекс поля доски &amp; 0x88 == 0 <text:s text:c="12"/>индекс поля доски <text:s/>&amp; 0x88 != 0</text:p>
      <text:p text:style-name="P7"><text:s/>0, <text:s text:c="4"/>1, <text:s text:c="4"/>2, <text:s text:c="4"/>3, <text:s text:c="3"/>4, <text:s text:c="4"/>5, <text:s text:c="4"/>6, <text:s text:c="4"/>7, <text:s text:c="6"/>8, <text:s text:c="4"/>9, <text:s text:c="4"/>10, <text:s text:c="2"/>11, <text:s text:c="2"/>12, <text:s text:c="2"/>13, <text:s text:c="2"/>14, <text:s/>15,</text:p>
      <text:p text:style-name="P7"><text:s/>16, <text:s text:c="2"/>17, <text:s text:c="2"/>18, <text:s text:c="2"/>19, <text:s/>20, <text:s text:c="2"/>21, <text:s text:c="2"/>22, <text:s text:c="2"/>23, <text:s text:c="4"/>24, <text:s text:c="2"/>25, <text:s text:c="2"/>26, <text:s text:c="2"/>27, <text:s text:c="2"/>28, <text:s text:c="2"/>29, <text:s text:c="2"/>30, <text:s/>31,</text:p>
      <text:p text:style-name="P7"><text:s/>32, <text:s text:c="2"/>33, <text:s text:c="2"/>34, <text:s text:c="2"/>35, <text:s/>36, <text:s text:c="2"/>37, <text:s text:c="2"/>38, <text:s text:c="2"/>39, <text:s text:c="4"/>40, <text:s text:c="2"/>41, <text:s text:c="2"/>42, <text:s text:c="2"/>43, <text:s text:c="2"/>44, <text:s text:c="2"/>45, <text:s text:c="2"/>46, <text:s/>47,</text:p>
      <text:p text:style-name="P7"><text:s/>48, <text:s text:c="2"/>49, <text:s text:c="2"/>50, <text:s text:c="2"/>51, <text:s/>52, <text:s text:c="2"/>53, <text:s text:c="2"/>54, <text:s text:c="2"/>55, <text:s text:c="4"/>56, <text:s text:c="2"/>57, <text:s text:c="2"/>58, <text:s text:c="2"/>59, <text:s text:c="2"/>60, <text:s text:c="2"/>61, <text:s text:c="2"/>62, <text:s/>63,</text:p>
      <text:p text:style-name="P7"><text:s/>64, <text:s text:c="2"/>65, <text:s text:c="2"/>66, <text:s text:c="2"/>67, <text:s/>68, <text:s text:c="2"/>69, <text:s text:c="2"/>70, <text:s text:c="2"/>71, <text:s text:c="4"/>72, <text:s text:c="2"/>73, <text:s text:c="2"/>74, <text:s text:c="2"/>75, <text:s text:c="2"/>76, <text:s text:c="2"/>77, <text:s text:c="2"/>78, <text:s/>79,</text:p>
      <text:p text:style-name="P7"><text:s/>80, <text:s text:c="2"/>81, <text:s text:c="2"/>82, <text:s text:c="2"/>83, <text:s/>84, <text:s text:c="2"/>85, <text:s text:c="2"/>86, <text:s text:c="2"/>87, <text:s text:c="4"/>88, <text:s text:c="2"/>89, <text:s text:c="2"/>90, <text:s text:c="2"/>91, <text:s text:c="2"/>92, <text:s text:c="2"/>93, <text:s text:c="2"/>94, <text:s text:c="2"/>95,</text:p>
      <text:p text:style-name="P7"><text:s/>96, <text:s text:c="2"/>97, <text:s text:c="2"/>98, <text:s text:c="2"/>99, <text:s/>100, 101, 102, 103, <text:s text:c="2"/>104, 105, 106, 107, 108, 109, 110, 111,</text:p>
      <text:p text:style-name="P6"><text:span text:style-name="T2"><text:s/>112, 113, 114, 115, 116, 117, 118, 119, <text:s text:c="2"/>120, 121, 122, 123, 124, 125, 126, 127 </text:span></text:p>
      <text:p text:style-name="P2"/>
      <text:p text:style-name="P2">В цикле бежим по доске и смотрим только поля для которых <text:span text:style-name="T2">индекс поля доски &amp; 0x88 == 0</text:span></text:p>
      <text:p text:style-name="P2"><text:span text:style-name="T2">Потом смотрим что цвет хода совпадает с цветом фигуры, потом смотрим что за фигура и генерируем для нее всевозможные ходы.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52S</meta:editing-duration>
    <meta:editing-cycles>205</meta:editing-cycles>
    <meta:generator>OpenOffice/4.1.16$Win32 OpenOffice.org_project/4116m3$Build-9816</meta:generator>
    <dc:date>2026-03-25T15:11:27.32</dc:date>
    <meta:document-statistic meta:table-count="0" meta:image-count="0" meta:object-count="0" meta:page-count="2" meta:paragraph-count="42" meta:word-count="348" meta:character-count="2098"/>
    <meta:user-defined meta:name="Info 1"/>
    <meta:user-defined meta:name="Info 2"/>
    <meta:user-defined meta:name="Info 3"/>
    <meta:user-defined meta:name="Info 4"/>
  </office:meta>
</office:document-meta>
</file>